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987" officeooo:paragraph-rsid="0011a987"/>
    </style:style>
    <style:style style:name="P2" style:family="paragraph" style:parent-style-name="Standard" style:list-style-name="L1">
      <style:text-properties officeooo:rsid="0011a987" officeooo:paragraph-rsid="0011a987"/>
    </style:style>
    <style:style style:name="P3" style:family="paragraph" style:parent-style-name="Standard">
      <style:text-properties fo:font-size="28pt" fo:font-weight="bold" officeooo:rsid="0011a987" officeooo:paragraph-rsid="0011a987" style:font-size-asian="28pt" style:font-weight-asian="bold" style:font-size-complex="28pt" style:font-weight-complex="bold"/>
    </style:style>
    <style:style style:name="P4" style:family="paragraph" style:parent-style-name="Standard">
      <style:text-properties fo:font-size="18pt" fo:font-weight="bold" officeooo:rsid="0011a987" officeooo:paragraph-rsid="0011a987" style:font-size-asian="15.75pt" style:font-weight-asian="bold" style:font-size-complex="18pt" style:font-weight-complex="bold"/>
    </style:style>
    <style:style style:name="P5" style:family="paragraph" style:parent-style-name="Standard">
      <style:text-properties fo:font-size="12pt" fo:font-weight="bold" officeooo:rsid="0011a987" officeooo:paragraph-rsid="0011a987" style:font-size-asian="12pt" style:font-weight-asian="bold" style:font-size-complex="12pt" style:font-weight-complex="bold"/>
    </style:style>
    <style:style style:name="P6" style:family="paragraph" style:parent-style-name="Standard">
      <style:text-properties fo:font-size="12pt" fo:font-weight="normal" officeooo:rsid="0011a987" officeooo:paragraph-rsid="0011a987" style:font-size-asian="12pt" style:font-weight-asian="normal" style:font-size-complex="12pt" style:font-weight-complex="normal"/>
    </style:style>
    <style:style style:name="P7" style:family="paragraph" style:parent-style-name="Standard" style:list-style-name="L4">
      <style:text-properties fo:font-size="12pt" fo:font-weight="normal" officeooo:rsid="0011a987" officeooo:paragraph-rsid="0011a987" style:font-size-asian="12pt" style:font-weight-asian="normal" style:font-size-complex="12pt" style:font-weight-complex="normal"/>
    </style:style>
    <style:style style:name="P8" style:family="paragraph" style:parent-style-name="Standard" style:list-style-name="L4">
      <style:text-properties fo:font-size="12pt" fo:font-weight="normal" officeooo:rsid="0012a6ca" officeooo:paragraph-rsid="0012a6ca" style:font-size-asian="12pt" style:font-weight-asian="normal" style:font-size-complex="12pt" style:font-weight-complex="normal"/>
    </style:style>
    <style:style style:name="P9" style:family="paragraph" style:parent-style-name="Standard" style:list-style-name="L4">
      <style:text-properties fo:font-size="12pt" fo:font-weight="normal" officeooo:rsid="00139480" officeooo:paragraph-rsid="00139480" style:font-size-asian="12pt" style:font-weight-asian="normal" style:font-size-complex="12pt" style:font-weight-complex="normal"/>
    </style:style>
    <style:style style:name="P10" style:family="paragraph" style:parent-style-name="Standard">
      <style:text-properties fo:font-size="12pt" fo:font-weight="normal" officeooo:rsid="00139480" officeooo:paragraph-rsid="00139480" style:font-size-asian="12pt" style:font-weight-asian="normal" style:font-size-complex="12pt" style:font-weight-complex="normal"/>
    </style:style>
    <style:style style:name="P11" style:family="paragraph" style:parent-style-name="Standard" style:list-style-name="L1">
      <style:text-properties officeooo:paragraph-rsid="0011a987"/>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1a987" style:font-size-asian="12pt" style:font-weight-asian="normal" style:font-size-complex="12pt" style:font-weight-complex="normal"/>
    </style:style>
    <style:style style:name="T3" style:family="text">
      <style:text-properties officeooo:rsid="0012a6ca"/>
    </style:style>
    <style:style style:name="T4" style:family="text">
      <style:text-properties officeooo:rsid="00139480"/>
    </style:style>
    <style:style style:name="T5" style:family="text">
      <style:text-properties officeooo:rsid="001442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ommendations</text:p>
      <text:p text:style-name="P3"/>
      <text:p text:style-name="P4">Current progress</text:p>
      <text:p text:style-name="P6">This is currently finished</text:p>
      <text:list xml:id="list1104435124" text:style-name="L1">
        <text:list-item>
          <text:p text:style-name="P11"><text:span text:style-name="T2">Viewing what semesters and modules a curriculum has.</text:span></text:p>
        </text:list-item>
        <text:list-item>
          <text:p text:style-name="P2"><text:span text:style-name="T1">Viewing the skillmatrix a student should posses after finishing a semester.</text:span></text:p>
        </text:list-item>
        <text:list-item>
          <text:p text:style-name="P2"><text:span text:style-name="T1">Viewing a module’s information</text:span></text:p>
        </text:list-item>
        <text:list-item>
          <text:p text:style-name="P2"><text:span text:style-name="T1">Viewing the qualifications table. This table displays which qualifications are reached by which learning goals of what modules.</text:span></text:p>
        </text:list-item>
        <text:list-item>
          <text:p text:style-name="P2"><text:span text:style-name="T1">A simple login functionality</text:span></text:p>
        </text:list-item>
        <text:list-item>
          <text:p text:style-name="P2"><text:span text:style-name="T1">Editing a complete module</text:span></text:p>
        </text:list-item>
      </text:list>
      <text:p text:style-name="P1"><text:span text:style-name="T1"/></text:p>
      <text:p text:style-name="P5"/>
      <text:p text:style-name="P4">advise for future implementation</text:p>
      <text:p text:style-name="P6"/>
      <text:p text:style-name="P6"/>
      <text:p text:style-name="P6">As one can read at the previous part, the viewing part is completely implemented. The publishing and editing part is partially implemented. Deduced from this is that the publishing and editing should be fully completed. <text:span text:style-name="T4">Following is a list with suggestion with things that can be done in the future.</text:span></text:p>
      <text:p text:style-name="P6"/>
      <text:list xml:id="list2986523079" text:style-name="L4">
        <text:list-item>
          <text:p text:style-name="P7">Editing a semesters</text:p>
        </text:list-item>
        <text:list-item>
          <text:p text:style-name="P7">Editing a curriculum</text:p>
        </text:list-item>
        <text:list-item>
          <text:p text:style-name="P7">Creating publishing functionality that only publishes partial <text:span text:style-name="T3">module descriptions</text:span></text:p>
        </text:list-item>
        <text:list-item>
          <text:p text:style-name="P8">Creating a publishing functionality that generates all module descriptions from one click</text:p>
          <text:list>
            <text:list-item>
              <text:p text:style-name="P8">This includes generating partial module descriptions</text:p>
            </text:list-item>
          </text:list>
        </text:list-item>
        <text:list-item>
          <text:p text:style-name="P7">Creating a role based login system</text:p>
        </text:list-item>
        <text:list-item>
          <text:p text:style-name="P7">Creating a versioning system which keeps track of changes</text:p>
        </text:list-item>
        <text:list-item>
          <text:p text:style-name="P7">Add functionality which gives the admin user permission to create/change/remove roles.</text:p>
        </text:list-item>
        <text:list-item>
          <text:p text:style-name="P9">Make the system choose a study program prior to selecting curricula/semesters/modules/qualifications</text:p>
        </text:list-item>
        <text:list-item>
          <text:p text:style-name="P9">Making it possible to create/archive/delete curricula/semester/modules</text:p>
        </text:list-item>
        <text:list-item>
          <text:p text:style-name="P9">Make it possible to create/view/update/archive/delete study programs</text:p>
        </text:list-item>
        <text:list-item>
          <text:p text:style-name="P9">Integrate system with Fontys <text:span text:style-name="T5">(connect.fontys.org)</text:span></text:p>
        </text:list-item>
      </text:list>
      <text:p text:style-name="P6"/>
      <text:p text:style-name="P10">The importance of these suggestions depend on the customers wishes, so we didn’t rank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2:25:47.788000000</meta:creation-date>
    <dc:date>2018-01-15T13:05:42.197000000</dc:date>
    <meta:editing-duration>PT5M22S</meta:editing-duration>
    <meta:editing-cycles>1</meta:editing-cycles>
    <meta:document-statistic meta:table-count="0" meta:image-count="0" meta:object-count="0" meta:page-count="1" meta:paragraph-count="24" meta:word-count="231" meta:character-count="1559" meta:non-whitespace-character-count="1370"/>
    <meta:generator>LibreOffice/5.3.0.3$Windows_x86 LibreOffice_project/7074905676c47b82bbcfbea1aeefc84afe1c50e1</meta:generator>
  </office:meta>
</office:document-meta>
</file>